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C2000000F7D7E48B7DDA70D8E1.jpg" manifest:media-type="image/jpeg"/>
  <manifest:file-entry manifest:full-path="Pictures/10000000000000600000002B1B0518959E6B087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/>
    <style:font-face style:name="Apple SD Gothic Neo" svg:font-family="'Apple SD Gothic Neo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Source Sans Pro Light1" svg:font-family="'Source Sans Pro Light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66" loext:opacity="100%" fo:font-size="11pt" fo:language="es" fo:country="ES" fo:font-weight="bold" style:font-size-asian="11pt" style:font-weight-asian="bold" style:font-size-complex="11pt" style:font-weight-complex="bold"/>
    </style:style>
    <style:style style:name="P2" style:family="paragraph" style:parent-style-name="Header">
      <style:text-properties fo:language="es" fo:country="ES"/>
    </style:style>
    <style:style style:name="P3" style:family="paragraph" style:parent-style-name="Footer">
      <style:paragraph-properties fo:padding="0.101cm" fo:border="none"/>
      <style:text-properties fo:color="#999966" loext:opacity="100%" fo:language="es" fo:country="ES" officeooo:paragraph-rsid="000be86e"/>
    </style:style>
    <style:style style:name="P4" style:family="paragraph" style:parent-style-name="Footer">
      <style:paragraph-properties fo:padding="0.101cm" fo:border="none"/>
      <style:text-properties fo:language="es" fo:country="ES" officeooo:paragraph-rsid="000be86e"/>
    </style:style>
    <style:style style:name="P5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s" fo:country="ES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paragraph-properties fo:text-align="end" style:justify-single-word="false"/>
      <style:text-properties fo:language="es" fo:country="ES" officeooo:paragraph-rsid="00c9aa7a"/>
    </style:style>
    <style:style style:name="P8" style:family="paragraph" style:parent-style-name="Standard">
      <style:paragraph-properties fo:text-align="end" style:justify-single-word="false"/>
      <style:text-properties fo:color="#000000" loext:opacity="100%" style:font-name="Calibri" fo:font-size="12pt" fo:language="es" fo:country="ES" fo:font-weight="bold" officeooo:rsid="00c00f8e" officeooo:paragraph-rsid="00c9aa7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000000" loext:opacity="100%" style:font-name="Calibri" fo:font-size="16pt" fo:language="es" fo:country="ES" fo:font-weight="bold" officeooo:paragraph-rsid="00ccb1df" style:font-size-asian="16pt" style:font-weight-asian="bold" style:font-size-complex="16pt" style:font-weight-complex="bold"/>
    </style:style>
    <style:style style:name="P10" style:family="paragraph" style:parent-style-name="Standard">
      <style:text-properties fo:text-transform="uppercase" fo:color="#336633" loext:opacity="100%" style:font-name="Calibri" fo:font-size="20pt" fo:language="es" fo:country="ES" fo:font-weight="bold" officeooo:rsid="00c9aa7a" officeooo:paragraph-rsid="0026d56f" style:font-size-asian="20pt" style:font-weight-asian="bold" style:font-size-complex="20pt" style:font-weight-complex="bold"/>
    </style:style>
    <style:style style:name="P11" style:family="paragraph" style:parent-style-name="Standard">
      <style:text-properties fo:text-transform="uppercase" fo:color="#336633" loext:opacity="100%" style:font-name="Calibri" fo:font-size="20pt" fo:language="es" fo:country="ES" fo:font-weight="bold" officeooo:rsid="0118deef" officeooo:paragraph-rsid="0118deef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end" style:justify-single-word="false"/>
      <style:text-properties fo:text-transform="uppercase" fo:color="#336633" loext:opacity="100%" style:font-name="Calibri" fo:font-size="14pt" fo:language="es" fo:country="ES" fo:font-weight="bold" officeooo:rsid="007386ac" officeooo:paragraph-rsid="00c9aa7a" style:font-size-asian="14pt" style:font-weight-asian="bold" style:font-size-complex="14pt" style:font-weight-complex="bold"/>
    </style:style>
    <style:style style:name="P13" style:family="paragraph" style:parent-style-name="Standard">
      <style:text-properties fo:text-transform="uppercase" fo:color="#336633" loext:opacity="100%" style:font-name="Calibri" fo:font-size="36pt" fo:language="es" fo:country="ES" fo:font-weight="bold" officeooo:rsid="00172034" officeooo:paragraph-rsid="00cd4bd1" style:font-size-asian="36pt" style:font-weight-asian="bold" style:font-size-complex="36pt" style:font-weight-complex="bold"/>
    </style:style>
    <style:style style:name="P14" style:family="paragraph" style:parent-style-name="Standard">
      <style:text-properties fo:text-transform="uppercase" fo:color="#336633" loext:opacity="100%" style:font-name="Calibri" fo:font-size="16pt" fo:language="es" fo:country="ES" fo:font-weight="bold" officeooo:rsid="00d57474" officeooo:paragraph-rsid="00d57474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s" fo:country="ES" fo:font-weight="bold" officeooo:paragraph-rsid="00c9aa7a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font-name="Calibri" fo:font-size="12pt" fo:language="es" fo:country="ES" fo:font-style="normal" style:text-underline-style="none" fo:font-weight="normal" officeooo:rsid="00082030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 style:writing-mode="lr-tb"/>
      <style:text-properties officeooo:rsid="00c9aa7a" officeooo:paragraph-rsid="00c9aa7a"/>
    </style:style>
    <style:style style:name="P18" style:family="paragraph" style:parent-style-name="Text_20_body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 style:writing-mode="lr-tb"/>
      <style:text-properties officeooo:paragraph-rsid="000be86e"/>
    </style:style>
    <style:style style:name="P19" style:family="paragraph" style:parent-style-name="Text_20_body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" fo:font-size="10pt" fo:language="es" fo:country="ES" fo:font-style="normal" style:text-underline-style="none" fo:font-weight="normal" officeooo:rsid="000be86e" officeooo:paragraph-rsid="000be86e" style:text-blinking="false" fo:background-color="transparent" style:font-size-asian="10pt" style:font-size-complex="10pt"/>
    </style:style>
    <style:style style:name="P20" style:family="paragraph" style:parent-style-name="Text_20_body">
      <style:text-properties officeooo:rsid="011c8719" officeooo:paragraph-rsid="011c8719"/>
    </style:style>
    <style:style style:name="P21" style:family="paragraph" style:parent-style-name="Text_20_body">
      <style:text-properties officeooo:rsid="011c8719" officeooo:paragraph-rsid="0125b3c3"/>
    </style:style>
    <style:style style:name="P22" style:family="paragraph" style:parent-style-name="Text_20_body">
      <style:text-properties officeooo:paragraph-rsid="011c8719"/>
    </style:style>
    <style:style style:name="P23" style:family="paragraph" style:parent-style-name="Text_20_body">
      <style:text-properties officeooo:rsid="011db372" officeooo:paragraph-rsid="011db372"/>
    </style:style>
    <style:style style:name="P24" style:family="paragraph" style:parent-style-name="Standard" style:master-page-name="First_20_Page">
      <style:paragraph-properties style:page-number="auto"/>
      <style:text-properties fo:language="es" fo:country="ES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ext_20_body" style:list-style-name="L1">
      <style:text-properties officeooo:rsid="011aac29" officeooo:paragraph-rsid="011aac29"/>
    </style:style>
    <style:style style:name="P27" style:family="paragraph" style:parent-style-name="Text_20_body" style:list-style-name="L1">
      <style:text-properties style:font-name="Calibri1" fo:font-size="12pt" officeooo:rsid="0128f657" officeooo:paragraph-rsid="0128f657"/>
    </style:style>
    <style:style style:name="T1" style:family="text">
      <style:text-properties fo:text-transform="uppercase" style:font-name="Tahoma" officeooo:rsid="00d469bd"/>
    </style:style>
    <style:style style:name="T2" style:family="text">
      <style:text-properties officeooo:rsid="000caee2"/>
    </style:style>
    <style:style style:name="T3" style:family="text">
      <style:text-properties fo:color="#999966" loext:opacity="100%"/>
    </style:style>
    <style:style style:name="T4" style:family="text">
      <style:text-properties fo:color="#999966" loext:opacity="100%" fo:font-size="14pt" style:font-size-asian="14pt" style:font-size-complex="14pt"/>
    </style:style>
    <style:style style:name="T5" style:family="text">
      <style:text-properties style:font-name="Apple SD Gothic Neo" fo:font-size="9pt" style:font-size-asian="9pt" style:font-size-complex="9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DejaVu Sans" fo:font-size="10pt" fo:language="es" fo:country="ES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DejaVu Sans" fo:font-size="10pt" fo:language="es" fo:country="ES" fo:font-style="normal" style:text-underline-style="none" fo:font-weight="normal" officeooo:rsid="00c7e01e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DejaVu Sans" fo:font-size="10pt" fo:language="es" fo:country="ES" fo:font-style="normal" style:text-underline-style="none" fo:font-weight="normal" officeooo:rsid="000be86e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" fo:font-size="10pt" fo:language="es" fo:country="ES" fo:font-style="normal" style:text-underline-style="none" fo:font-weight="normal" officeooo:rsid="00c9aa7a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ans" fo:font-size="10pt" fo:language="es" fo:country="ES" fo:font-style="normal" style:text-underline-style="none" fo:font-weight="normal" officeooo:rsid="00ccb1df" style:text-blinking="false" fo:background-color="transparent" loext:char-shading-value="0" style:font-size-asian="10pt" style:font-size-complex="10pt"/>
    </style:style>
    <style:style style:name="T11" style:family="text">
      <style:text-properties officeooo:rsid="000a08a3"/>
    </style:style>
    <style:style style:name="T12" style:family="text"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Calibri" fo:font-size="12pt" fo:font-weight="bold" officeooo:rsid="00c00f8e" style:font-size-asian="12pt" style:font-weight-asian="bold" style:font-size-complex="12pt" style:font-weight-complex="bold"/>
    </style:style>
    <style:style style:name="T14" style:family="text">
      <style:text-properties officeooo:rsid="00c9aa7a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26d56f"/>
    </style:style>
    <style:style style:name="T17" style:family="text">
      <style:text-properties officeooo:rsid="0118deef"/>
    </style:style>
    <style:style style:name="T18" style:family="text">
      <style:text-properties officeooo:rsid="011aac29"/>
    </style:style>
    <style:style style:name="T19" style:family="text">
      <style:text-properties officeooo:rsid="011c8719"/>
    </style:style>
    <style:style style:name="T20" style:family="text">
      <style:text-properties style:font-name="Calibri1" fo:font-size="12pt"/>
    </style:style>
    <style:style style:name="T21" style:family="text">
      <style:text-properties officeooo:rsid="011e6dad"/>
    </style:style>
    <style:style style:name="T22" style:family="text">
      <style:text-properties officeooo:rsid="011f5590"/>
    </style:style>
    <style:style style:name="T23" style:family="text">
      <style:text-properties officeooo:rsid="011fe5ea"/>
    </style:style>
    <style:style style:name="T24" style:family="text">
      <style:text-properties officeooo:rsid="0125b3c3"/>
    </style:style>
    <style:style style:name="T25" style:family="text">
      <style:text-properties officeooo:rsid="01280c0e"/>
    </style:style>
    <style:style style:name="T26" style:family="text">
      <style:text-properties officeooo:rsid="0128f65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dde8cb" style:background-transparency="0%" draw:fill="solid" draw:fill-color="#dde8cb" draw:opacity="100%" fo:padding-left="0.049cm" fo:padding-right="0.45cm" fo:padding-top="0.049cm" fo:padding-bottom="0.049cm" fo:border-left="none" fo:border-right="0.51pt solid #336633" fo:border-top="0.51pt solid #000000" fo:border-bottom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ICD" text:name="Modulo"/>
        <text:user-field-decl office:value-type="string" office:string-value="UD06 PUBLICACIÓN DE CONTENIDOS" text:name="Tema"/>
        <text:user-field-decl office:value-type="string" office:string-value="1" text:name="NumeroTema"/>
      </text:user-field-decls>
      <draw:frame draw:style-name="fr1" draw:name="Marco1" text:anchor-type="page" text:anchor-page-number="1" svg:x="1.875cm" svg:y="16.247cm" svg:width="17.009cm" draw:z-index="1">
        <draw:text-box fo:min-height="2.224cm">
          <text:p text:style-name="P9"><text:span text:style-name="T15"><text:user-field-get text:name="Modulo">TICD</text:user-field-get></text:span><text:s/></text:p>
          <text:p text:style-name="P9"><text:span text:style-name="T11">2</text:span><text:span text:style-name="T26">2</text:span><text:span text:style-name="T11">/2</text:span><text:span text:style-name="T26">3</text:span></text:p>
          <text:p text:style-name="P7"><text:span text:style-name="T12">F</text:span><text:span text:style-name="T13">ORMACIÓN DE PERSONAS ADULTAS <text:s/>/ ACCESO A CFGS</text:span></text:p>
          <text:p text:style-name="P8"/>
        </draw:text-box>
      </draw:frame>
      <text:p text:style-name="P24"/>
      <text:p text:style-name="P6"/>
      <text:p text:style-name="P6"/>
      <text:p text:style-name="P6"><draw:frame draw:style-name="fr2" draw:name="gráficos1" text:anchor-type="paragraph" svg:width="9.53cm" svg:height="5.23cm" draw:z-index="0"><draw:image xlink:href="Pictures/10000000000001C2000000F7D7E48B7DDA70D8E1.jpg" xlink:type="simple" xlink:show="embed" xlink:actuate="onLoad" draw:mime-type="image/jpeg"/></draw:frame></text:p>
      <text:p text:style-name="P6"/>
      <text:p text:style-name="P6"/>
      <text:p text:style-name="P13">U<text:span text:style-name="T16">D </text:span><text:span text:style-name="T17">6</text:span><text:span text:style-name="T16"> </text:span></text:p>
      <text:p text:style-name="P11">PUBLICACIÓN DE CONTENIDOS</text:p>
      <text:p text:style-name="P10"/>
      <text:p text:style-name="P14">orientación</text:p>
      <text:p text:style-name="P15"/>
      <text:p text:style-name="P12"/>
      <text:p text:style-name="P16"/>
      <text:p text:style-name="P18"><text:span text:style-name="T7">Autor</text:span><text:span text:style-name="T8">: </text:span><text:span text:style-name="T9">Paco Aldarias</text:span></text:p>
      <text:p text:style-name="P17"><text:span text:style-name="T9">p</text:span><text:span text:style-name="T6">aco.aldarias@ceedcv.es</text:span></text:p>
      <text:p text:style-name="P18"><text:span text:style-name="T8">Fecha: </text:span><text:span text:style-name="T10"><text:date style:data-style-name="N37" text:date-value="2023-04-03T11:38:11.598357399">03/04/23</text:date></text:span></text:p>
      <text:p text:style-name="P19"/>
      <text:h text:style-name="P25" text:outline-level="1">Introducción</text:h>
      <text:p text:style-name="P22"><text:span text:style-name="T18">El tema </text:span><text:span text:style-name="T19">de </text:span>Web 2.0 y Publicación de Contenidos <text:span text:style-name="T18">se divide en 3 partes:</text:span></text:p>
      <text:list xml:id="list3062246284" text:style-name="L1">
        <text:list-item>
          <text:p text:style-name="P27">Evolución de la web</text:p>
        </text:list-item>
        <text:list-item>
          <text:p text:style-name="P26">Herramientas colaborativas</text:p>
        </text:list-item>
        <text:list-item>
          <text:p text:style-name="P26">Publicación de contenidos.</text:p>
        </text:list-item>
      </text:list>
      <text:p text:style-name="P20">Lo veremos en 3 semanas. Ver los vídeos, leer el tema y hacer los tests.</text:p>
      <text:p text:style-name="P20"/>
      <text:h text:style-name="Heading_20_1" text:outline-level="1"><text:span text:style-name="T21">A</text:span>ctividad evaluable. </text:h>
      <text:p text:style-name="P21"><text:span text:style-name="T21">Cre</text:span><text:span text:style-name="T25">ar</text:span><text:span text:style-name="T21"> un blog en </text:span><text:a xlink:type="simple" xlink:href="http://wordpress.com/" text:style-name="Internet_20_link" text:visited-style-name="Visited_20_Internet_20_Link"><text:span text:style-name="T22">http://w</text:span></text:a><text:a xlink:type="simple" xlink:href="http://wordpress.com/" text:style-name="Internet_20_link" text:visited-style-name="Visited_20_Internet_20_Link"><text:span text:style-name="T21">ordpress.com</text:span></text:a><text:span text:style-name="T21"> </text:span><text:span text:style-name="T23">y pon la url en la tarea del aula virtual para evaluarla. </text:span><text:span text:style-name="T24">Deberán haber dos entradas den el blog, y en ellas deberá almenos exitir, texto, <text:s/>un video a youtube y una imagen.</text:span></text:p>
      <text:p text:style-name="P21"><text:span text:style-name="T23"><text:s/></text:span><text:span text:style-name="T24">Ejemplo: </text:span><text:a xlink:type="simple" xlink:href="http://pacoaldarias.wordpress.com/" text:style-name="Internet_20_link" text:visited-style-name="Visited_20_Internet_20_Link"><text:span text:style-name="T24">http://pacoaldarias.wordpress.com</text:span></text:a><text:span text:style-name="T24"> </text:span></text:p>
      <text:h text:style-name="Heading_20_1" text:outline-level="1">Bibliografía</text:h>
      <text:h text:style-name="Heading_20_2" text:outline-level="2">Parte 1. La web 2.0</text:h>
      <text:p text:style-name="P23">Video Aprende a usar la web 2.0 </text:p>
      <text:p text:style-name="P20"><text:a xlink:type="simple" xlink:href="https://www.youtube.com/watch?v=tCC14M_m5fg" text:style-name="Internet_20_link" text:visited-style-name="Visited_20_Internet_20_Link">https://www.youtube.com/watch?v=tCC14M_m5fg</text:a></text:p>
      <text:h text:style-name="Heading_20_2" text:outline-level="2">Parte 2. Herramientas colaborativas</text:h>
      <text:p text:style-name="P23">Manual Básico de <text:span text:style-name="T20">Google Drive</text:span>:</text:p>
      <text:p text:style-name="P23"><text:a xlink:type="simple" xlink:href="https://aules.edu.gva.es/ed/pluginfile.php/183134/mod_resource/content/4/Manual%20básico%20de%20Google%20Drive.pdf" text:style-name="Internet_20_link" text:visited-style-name="Visited_20_Internet_20_Link">https://aules.edu.gva.es/ed/pluginfile.php/183134/mod_resource/content/4/Manual%20b%C3%A1sico%20de%20Google%20Drive.pdf</text:a> </text:p>
      <text:p text:style-name="P23"/>
      <text:p text:style-name="P23">Video Como trabajar en la nube. <text:s/>Tutorial Google Drive.</text:p>
      <text:p text:style-name="P23"><text:a xlink:type="simple" xlink:href="https://aules.edu.gva.es/ed/mod/url/view.php?id=166825" text:style-name="Internet_20_link" text:visited-style-name="Visited_20_Internet_20_Link">https://aules.edu.gva.es/ed/mod/url/view.php?id=166825</text:a> </text:p>
      <text:p text:style-name="P23"/>
      <text:p text:style-name="P23">Manual Avanzado de Gmail </text:p>
      <text:p text:style-name="P23"><text:a xlink:type="simple" xlink:href="https://aules.edu.gva.es/ed/pluginfile.php/183132/mod_resource/content/4/Manual%20avanzado%20de%20Gmail.pdf" text:style-name="Internet_20_link" text:visited-style-name="Visited_20_Internet_20_Link">https://aules.edu.gva.es/ed/pluginfile.php/183132/mod_resource/content/4/Manual%20avanzado%20de%20Gmail.pdf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/>
    <style:font-face style:name="Apple SD Gothic Neo" svg:font-family="'Apple SD Gothic Neo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Source Sans Pro Light1" svg:font-family="'Source Sans Pro Light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cm" fo:margin-right="0cm" fo:margin-top="0.319cm" fo:margin-bottom="0.25cm" style:contextual-spacing="false" fo:text-indent="0cm" style:auto-text-indent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normal" style:family="paragraph" style:default-outline-level="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.499cm" style:auto-text-indent="false" style:writing-mode="lr-tb"/>
    </style:style>
    <style:style style:name="Normal" style:family="paragraph">
      <style:paragraph-properties fo:margin-left="0.755cm" fo:margin-right="0cm" fo:margin-top="0cm" fo:margin-bottom="0.198cm" style:contextual-spacing="false" fo:line-height="103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Verdana2" fo:font-family="Verdana" style:font-family-generic="swiss" style:font-pitch="variable" fo:font-size="10pt" style:font-name-asian="Verdana2" style:font-family-asian="Verdana" style:font-family-generic-asian="swiss" style:font-pitch-asian="variable" style:font-size-asian="10pt" style:font-name-complex="Verdana2" style:font-family-complex="Verdana" style:font-family-generic-complex="swiss" style:font-pitch-complex="variable" fo:hyphenate="false" fo:hyphenation-remain-char-count="2" fo:hyphenation-push-char-count="2" loext:hyphenation-no-caps="false"/>
    </style:style>
    <style:style style:name="Estilo_20_de_20_dibujo_20_predeterminado" style:display-name="Estilo de dibujo predeterminado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2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n" style:family="paragraph" style:default-outline-level="">
      <style:text-properties style:font-name="Liberation Sans" fo:font-family="'Liberation Sans'" style:font-family-generic="roman" style:font-pitch="variable" fo:font-size="18pt" style:font-name-asian="Tahoma2" style:font-family-asian="Tahoma" style:font-family-generic-asian="system" style:font-pitch-asian="variable" style:font-size-asian="18pt" style:font-name-complex="Source Sans Pro Light1" style:font-family-complex="'Source Sans Pro Light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Vivid_7e_LT_7e_Gliederung_20_1" style:display-name="Vivid~LT~Gliederung 1" style:family="paragraph" style:default-outline-level="">
      <style:paragraph-properties fo:margin-top="0cm" fo:margin-bottom="0.436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8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_7e_LT_7e_Gliederung_20_2" style:display-name="Vivid~LT~Gliederung 2" style:family="paragraph" style:parent-style-name="Vivid_7e_LT_7e_Gliederung_20_1" style:default-outline-level="">
      <style:paragraph-properties fo:margin-top="0cm" fo:margin-bottom="0.397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_7e_LT_7e_Gliederung_20_3" style:display-name="Vivid~LT~Gliederung 3" style:family="paragraph" style:parent-style-name="Vivid_7e_LT_7e_Gliederung_20_2" style:default-outline-level="">
      <style:paragraph-properties fo:margin-top="0cm" fo:margin-bottom="0.3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_7e_LT_7e_Gliederung_20_4" style:display-name="Vivid~LT~Gliederung 4" style:family="paragraph" style:parent-style-name="Vivid_7e_LT_7e_Gliederung_20_3" style:default-outline-level="">
      <style:paragraph-properties fo:margin-top="0cm" fo:margin-bottom="0.199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5" style:display-name="Vivid~LT~Gliederung 5" style:family="paragraph" style:parent-style-name="Vivid_7e_LT_7e_Gliederung_20_4" style:default-outline-level="">
      <style:paragraph-properties fo:margin-top="0cm" fo:margin-bottom="0.101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6" style:display-name="Vivid~LT~Gliederung 6" style:family="paragraph" style:parent-style-name="Vivid_7e_LT_7e_Gliederung_20_5" style:default-outline-level="">
      <style:paragraph-properties fo:margin-top="0cm" fo:margin-bottom="0.101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7" style:display-name="Vivid~LT~Gliederung 7" style:family="paragraph" style:parent-style-name="Vivid_7e_LT_7e_Gliederung_20_6" style:default-outline-level="">
      <style:paragraph-properties fo:margin-top="0cm" fo:margin-bottom="0.101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8" style:display-name="Vivid~LT~Gliederung 8" style:family="paragraph" style:parent-style-name="Vivid_7e_LT_7e_Gliederung_20_7" style:default-outline-level="">
      <style:paragraph-properties fo:margin-top="0cm" fo:margin-bottom="0.101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9" style:display-name="Vivid~LT~Gliederung 9" style:family="paragraph" style:parent-style-name="Vivid_7e_LT_7e_Gliederung_20_8" style:default-outline-level="">
      <style:paragraph-properties fo:margin-top="0cm" fo:margin-bottom="0.101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Titel" style:display-name="Vivid~LT~Titel" style:family="paragraph" style:default-outline-level="">
      <style:paragraph-properties fo:margin-top="0cm" fo:margin-bottom="0cm" style:contextual-spacing="false" style:line-height-at-least="0.353cm" fo:text-align="start" style:justify-single-word="false"/>
      <style:text-properties fo:color="#336633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80pt" fo:letter-spacing="normal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8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_7e_LT_7e_Untertitel" style:display-name="Vivid~LT~Untertitel" style:family="paragraph" style:default-outline-level="">
      <style:paragraph-properties fo:margin-top="0cm" fo:margin-bottom="0cm" style:contextual-spacing="false" style:line-height-at-least="0.353cm" fo:text-align="start" style:justify-single-word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36pt" fo:letter-spacing="normal" fo:font-style="normal" fo:text-shadow="none" style:text-underline-style="none" fo:font-weight="bold" style:letter-kerning="true" style:font-name-asian="Tahoma2" style:font-family-asian="Tahoma" style:font-family-generic-asian="system" style:font-pitch-asian="variable" style:font-size-asian="36pt" style:font-style-asian="normal" style:font-weight-asian="bold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_7e_LT_7e_Notizen" style:display-name="Vivid~LT~Notizen" style:family="paragraph" style:default-outline-level="">
      <style:paragraph-properties fo:margin-top="0cm" fo:margin-bottom="0.199cm" style:contextual-spacing="false" fo:line-height="110%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_7e_LT_7e_Hintergrundobjekte" style:display-name="Vivid~LT~Hintergrundobjekte" style:family="paragraph" style:default-outline-level="">
      <style:text-properties fo:color="#dbf5f9" loext:opacity="100%" style:font-name="Source Sans Pro" fo:font-family="'Source Sans Pro'" style:font-family-generic="roman" style:font-pitch="variable" fo:font-size="24pt" style:letter-kerning="true" style:font-name-asian="Tahoma2" style:font-family-asian="Tahoma" style:font-family-generic-asian="system" style:font-pitch-asian="variable" style:font-size-asian="24pt" style:font-name-complex="Source Sans Pro Light1" style:font-family-complex="'Source Sans Pro Light'" style:font-family-generic-complex="system" style:font-pitch-complex="variable" style:font-size-complex="12pt"/>
    </style:style>
    <style:style style:name="Vivid_7e_LT_7e_Hintergrund" style:display-name="Vivid~LT~Hintergrund" style:family="paragraph" style:default-outline-level="">
      <style:text-properties style:font-name="Noto Sans Regular" fo:font-family="'Noto Sans Regular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Source Sans Pro Light1" style:font-family-complex="'Source Sans Pro Light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fo:color="#484848" loext:opacity="100%" style:font-name="Source Sans Pro" fo:font-family="'Source Sans Pro'" style:font-family-generic="roman" style:font-pitch="variable" fo:font-size="24pt" style:letter-kerning="true" style:font-name-asian="Tahoma2" style:font-family-asian="Tahoma" style:font-family-generic-asian="system" style:font-pitch-asian="variable" style:font-size-asian="24pt" style:font-name-complex="Source Sans Pro Light1" style:font-family-complex="'Source Sans Pro Light'" style:font-family-generic-complex="system" style:font-pitch-complex="variable" style:font-size-complex="12pt"/>
    </style:style>
    <style:style style:name="Fondo" style:family="paragraph" style:default-outline-level="">
      <style:text-properties style:font-name="Noto Sans Regular" fo:font-family="'Noto Sans Regular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Notas" style:family="paragraph" style:default-outline-level="">
      <style:paragraph-properties fo:margin-top="0cm" fo:margin-bottom="0.199cm" style:contextual-spacing="false" fo:line-height="110%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7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397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bjectwitharrow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bjectwithshadow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ext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extbody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Estilo_20_de_20_dibujo_20_predeterminado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indent" style:family="paragraph" style:parent-style-name="Estilo_20_de_20_dibujo_20_predeterminado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fo:color="#04617b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66pt" fo:font-style="normal" fo:text-shadow="none" style:text-underline-style="none" fo:font-weight="normal" style:letter-kerning="true" style:font-size-asian="66pt" style:font-style-asian="normal" style:font-weight-asian="normal" style:text-emphasize="none"/>
    </style:style>
    <style:style style:name="title1" style:family="paragraph" style:parent-style-name="Estilo_20_de_20_dibujo_20_predeterminado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bold" style:letter-kerning="true" style:font-size-asian="22pt" style:font-style-asian="normal" style:font-weight-asian="bold" style:text-emphasize="none"/>
    </style:style>
    <style:style style:name="title2" style:family="paragraph" style:parent-style-name="Estilo_20_de_20_dibujo_20_predeterminado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Estilo_20_de_20_dibujo_20_predeterminado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Estilo_20_de_20_dibujo_20_predeterminado" style:default-outline-level="">
      <style:paragraph-properties fo:margin-top="0.42cm" fo:margin-bottom="0.21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Estilo_20_de_20_dibujo_20_predeterminado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Vivid1_7e_LT_7e_Gliederung_20_1" style:display-name="Vivid1~LT~Gliederung 1" style:family="paragraph" style:default-outline-level="">
      <style:paragraph-properties fo:margin-top="0cm" fo:margin-bottom="0.497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1_7e_LT_7e_Gliederung_20_2" style:display-name="Vivid1~LT~Gliederung 2" style:family="paragraph" style:parent-style-name="Vivid1_7e_LT_7e_Gliederung_20_1" style:default-outline-level="">
      <style:paragraph-properties fo:margin-top="0cm" fo:margin-bottom="0.397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vid1_7e_LT_7e_Gliederung_20_3" style:display-name="Vivid1~LT~Gliederung 3" style:family="paragraph" style:parent-style-name="Vivid1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4" style:display-name="Vivid1~LT~Gliederung 4" style:family="paragraph" style:parent-style-name="Vivid1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5" style:display-name="Vivid1~LT~Gliederung 5" style:family="paragraph" style:parent-style-name="Vivid1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6" style:display-name="Vivid1~LT~Gliederung 6" style:family="paragraph" style:parent-style-name="Vivid1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7" style:display-name="Vivid1~LT~Gliederung 7" style:family="paragraph" style:parent-style-name="Vivid1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8" style:display-name="Vivid1~LT~Gliederung 8" style:family="paragraph" style:parent-style-name="Vivid1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1_7e_LT_7e_Gliederung_20_9" style:display-name="Vivid1~LT~Gliederung 9" style:family="paragraph" style:parent-style-name="Vivid1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1_7e_LT_7e_Titel" style:display-name="Vivid1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6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6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1_7e_LT_7e_Untertitel" style:display-name="Vivid1~LT~Untertitel" style:family="paragraph" style:default-outline-level="">
      <style:paragraph-properties fo:text-align="center" style:justify-single-word="false"/>
      <style:text-properties fo:color="#04617b" loext:opacity="10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bold" style:letter-kerning="true" style:font-name-asian="Tahoma2" style:font-family-asian="Tahoma" style:font-family-generic-asian="system" style:font-pitch-asian="variable" style:font-size-asian="32pt" style:font-style-asian="normal" style:font-weight-asian="bold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1_7e_LT_7e_Notizen" style:display-name="Vivid1~LT~Notizen" style:family="paragraph" style:default-outline-level="">
      <style:paragraph-properties fo:margin-top="0cm" fo:margin-bottom="0.199cm" style:contextual-spacing="false" fo:line-height="110%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1_7e_LT_7e_Hintergrundobjekte" style:display-name="Vivid1~LT~Hintergrundobjekte" style:family="paragraph" style:default-outline-level="">
      <style:text-properties fo:color="#484848" loext:opacity="100%" style:font-name="Source Sans Pro" fo:font-family="'Source Sans Pro'" style:font-family-generic="roman" style:font-pitch="variable" fo:font-size="24pt" style:letter-kerning="true" style:font-name-asian="Tahoma2" style:font-family-asian="Tahoma" style:font-family-generic-asian="system" style:font-pitch-asian="variable" style:font-size-asian="24pt" style:font-name-complex="Source Sans Pro Light1" style:font-family-complex="'Source Sans Pro Light'" style:font-family-generic-complex="system" style:font-pitch-complex="variable" style:font-size-complex="12pt"/>
    </style:style>
    <style:style style:name="Vivid1_7e_LT_7e_Hintergrund" style:display-name="Vivid1~LT~Hintergrund" style:family="paragraph" style:default-outline-level="">
      <style:text-properties style:font-name="Noto Sans Regular" fo:font-family="'Noto Sans Regular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Vivid2_7e_LT_7e_Gliederung_20_1" style:display-name="Vivid2~LT~Gliederung 1" style:family="paragraph" style:default-outline-level="">
      <style:paragraph-properties fo:margin-top="0cm" fo:margin-bottom="0.497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2_7e_LT_7e_Gliederung_20_2" style:display-name="Vivid2~LT~Gliederung 2" style:family="paragraph" style:parent-style-name="Vivid2_7e_LT_7e_Gliederung_20_1" style:default-outline-level="">
      <style:paragraph-properties fo:margin-top="0cm" fo:margin-bottom="0.397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vid2_7e_LT_7e_Gliederung_20_3" style:display-name="Vivid2~LT~Gliederung 3" style:family="paragraph" style:parent-style-name="Vivid2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4" style:display-name="Vivid2~LT~Gliederung 4" style:family="paragraph" style:parent-style-name="Vivid2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5" style:display-name="Vivid2~LT~Gliederung 5" style:family="paragraph" style:parent-style-name="Vivid2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6" style:display-name="Vivid2~LT~Gliederung 6" style:family="paragraph" style:parent-style-name="Vivid2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7" style:display-name="Vivid2~LT~Gliederung 7" style:family="paragraph" style:parent-style-name="Vivid2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8" style:display-name="Vivid2~LT~Gliederung 8" style:family="paragraph" style:parent-style-name="Vivid2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2_7e_LT_7e_Gliederung_20_9" style:display-name="Vivid2~LT~Gliederung 9" style:family="paragraph" style:parent-style-name="Vivid2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2_7e_LT_7e_Titel" style:display-name="Vivid2~LT~Titel" style:family="paragraph" style:default-outline-level="">
      <style:paragraph-properties fo:text-align="start" style:justify-single-word="false"/>
      <style:text-properties fo:color="#04617b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6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6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2_7e_LT_7e_Untertitel" style:display-name="Vivid2~LT~Untertitel" style:family="paragraph" style:default-outline-level="">
      <style:paragraph-properties fo:text-align="center" style:justify-single-word="false"/>
      <style:text-properties fo:color="#04617b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4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2_7e_LT_7e_Notizen" style:display-name="Vivid2~LT~Notizen" style:family="paragraph" style:default-outline-level="">
      <style:paragraph-properties fo:margin-top="0cm" fo:margin-bottom="0.199cm" style:contextual-spacing="false" fo:line-height="110%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2_7e_LT_7e_Hintergrundobjekte" style:display-name="Vivid2~LT~Hintergrundobjekte" style:family="paragraph" style:default-outline-level="">
      <style:text-properties fo:color="#484848" loext:opacity="100%" style:font-name="Source Sans Pro" fo:font-family="'Source Sans Pro'" style:font-family-generic="roman" style:font-pitch="variable" fo:font-size="24pt" style:letter-kerning="true" style:font-name-asian="Tahoma2" style:font-family-asian="Tahoma" style:font-family-generic-asian="system" style:font-pitch-asian="variable" style:font-size-asian="24pt" style:font-name-complex="Source Sans Pro Light1" style:font-family-complex="'Source Sans Pro Light'" style:font-family-generic-complex="system" style:font-pitch-complex="variable" style:font-size-complex="12pt"/>
    </style:style>
    <style:style style:name="Vivid2_7e_LT_7e_Hintergrund" style:display-name="Vivid2~LT~Hintergrund" style:family="paragraph" style:default-outline-level="">
      <style:text-properties style:font-name="Noto Sans Regular" fo:font-family="'Noto Sans Regular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Character_5f_20_5f_style" style:display-name="Character_20_style" style:family="paragraph" style:default-outline-level="">
      <style:text-properties style:font-name="Noto Sans Regular" fo:font-family="'Noto Sans Regular'" style:font-family-generic="roman" style:font-pitch="variable" fo:font-size="12pt" style:font-name-asian="Tahoma2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Noto Sans Regular" fo:font-family="'Noto Sans Regular'" style:font-family-generic="roman" style:font-pitch="variable" fo:font-size="12pt" style:font-name-asian="Tahoma2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Enlace_20_del_20_índice" style:display-name="Enlace del índice" style:family="paragraph" style:default-outline-level="">
      <style:text-properties style:font-name="Noto Sans Regular" fo:font-family="'Noto Sans Regular'" style:font-family-generic="roman" style:font-pitch="variable" fo:font-size="12pt" style:font-name-asian="Tahoma2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fo:color="#000064" loext:opacity="100%" style:font-name="Verdana3" fo:font-family="Verdana" style:font-family-generic="roman" style:font-pitch="variable" fo:font-size="10pt" fo:letter-spacing="-0.007cm" style:font-name-asian="Tahoma2" style:font-family-asian="Tahoma" style:font-family-generic-asian="system" style:font-pitch-asian="variable" style:font-size-asian="10pt" style:font-name-complex="Source Sans Pro Light1" style:font-family-complex="'Source Sans Pro Light'" style:font-family-generic-complex="system" style:font-pitch-complex="variable" style:font-size-complex="12pt"/>
    </style:style>
    <style:style style:name="Enlace_20_de_20_Internet" style:display-name="Enlace de Internet" style:family="paragraph" style:default-outline-level="">
      <style:text-properties fo:color="#000080" loext:opacity="100%" style:font-name="Noto Sans Regular" fo:font-family="'Noto Sans Regular'" style:font-family-generic="roman" style:font-pitch="variable" fo:font-size="12pt" style:text-underline-style="solid" style:text-underline-width="auto" style:text-underline-color="font-color" style:font-name-asian="Tahoma2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Símbolos_20_de_20_numeración" style:display-name="Símbolos de numeración" style:family="paragraph" style:default-outline-level="">
      <style:text-properties style:font-name="Noto Sans Regular" fo:font-family="'Noto Sans Regular'" style:font-family-generic="roman" style:font-pitch="variable" fo:font-size="12pt" style:font-name-asian="Tahoma2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Ancla_20_de_20_nota_20_al_20_pie" style:display-name="Ancla de nota al pie" style:family="paragraph" style:default-outline-level="">
      <style:text-properties style:text-position="super 58%" style:font-name="Noto Sans Regular" fo:font-family="'Noto Sans Regular'" style:font-family-generic="roman" style:font-pitch="variable" fo:font-size="12pt" style:font-name-asian="Tahoma2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Caracteres_20_de_20_nota_20_al_20_pie" style:display-name="Caracteres de nota al pie" style:family="paragraph" style:default-outline-level="">
      <style:text-properties style:font-name="Noto Sans Regular" fo:font-family="'Noto Sans Regular'" style:font-family-generic="roman" style:font-pitch="variable" fo:font-size="12pt" style:font-name-asian="Tahoma2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Viñetas" style:family="paragraph" style:default-outline-level="">
      <style:text-properties style:font-name="OpenSymbol" fo:font-family="OpenSymbol, 'Arial Unicode MS'" style:font-family-generic="roman" style:font-pitch="variable" fo:font-size="12pt" style:font-name-asian="Tahoma2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LO-Normal" style:family="paragraph" style:default-outline-level="">
      <style:paragraph-properties fo:margin-left="1.332cm" fo:margin-right="0cm" fo:margin-top="0cm" fo:margin-bottom="0.349cm" style:contextual-spacing="false" fo:line-height="102%" fo:text-align="start" style:justify-single-word="false" fo:text-indent="-0.032cm" style:auto-text-indent="false" style:writing-mode="lr-tb"/>
      <style:text-properties fo:color="#000000" loext:opacity="100%" style:font-name="Verdana3" fo:font-family="Verdana" style:font-family-generic="roman" style:font-pitch="variable" fo:font-size="10pt" style:letter-kerning="true" style:font-name-asian="Tahoma2" style:font-family-asian="Tahoma" style:font-family-generic-asian="system" style:font-pitch-asian="variable" style:font-size-asian="10pt" style:font-name-complex="Source Sans Pro Light1" style:font-family-complex="'Source Sans Pro Light'" style:font-family-generic-complex="system" style:font-pitch-complex="variable" style:font-size-complex="12pt"/>
    </style:style>
    <style:style style:name="LO-normal" style:family="paragraph" style:default-outline-level="">
      <style:paragraph-properties fo:margin-left="0cm" fo:margin-right="0cm" fo:margin-top="0cm" fo:margin-bottom="0cm" style:contextual-spacing="false" fo:line-height="115%" fo:text-align="start" style:justify-single-word="false" fo:text-indent="0.88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En_20_blanco_7e_LT_7e_Gliederung_20_1" style:display-name="En blanco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letter-spacing="normal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En_20_blanco_7e_LT_7e_Gliederung_20_2" style:display-name="En blanco~LT~Gliederung 2" style:family="paragraph" style:parent-style-name="En_20_blanco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3" style:display-name="En blanco~LT~Gliederung 3" style:family="paragraph" style:parent-style-name="En_20_blanco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_20_blanco_7e_LT_7e_Gliederung_20_4" style:display-name="En blanco~LT~Gliederung 4" style:family="paragraph" style:parent-style-name="En_20_blanco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_20_blanco_7e_LT_7e_Gliederung_20_5" style:display-name="En blanco~LT~Gliederung 5" style:family="paragraph" style:parent-style-name="En_20_blanco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6" style:display-name="En blanco~LT~Gliederung 6" style:family="paragraph" style:parent-style-name="En_20_blanco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7" style:display-name="En blanco~LT~Gliederung 7" style:family="paragraph" style:parent-style-name="En_20_blanco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8" style:display-name="En blanco~LT~Gliederung 8" style:family="paragraph" style:parent-style-name="En_20_blanco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9" style:display-name="En blanco~LT~Gliederung 9" style:family="paragraph" style:parent-style-name="En_20_blanco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Titel" style:display-name="En blanco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En_20_blanco_7e_LT_7e_Untertitel" style:display-name="En blanco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En_20_blanco_7e_LT_7e_Notizen" style:display-name="En blanco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En_20_blanco_7e_LT_7e_Hintergrundobjekte" style:display-name="En blanc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n_20_blanco_7e_LT_7e_Hintergrund" style:display-name="En blanc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fo:color="#000064" loext:opacity="100%" style:font-name="Verdana3" fo:font-family="Verdana" style:font-family-generic="roman" style:font-pitch="variable" fo:font-size="10pt" fo:letter-spacing="-0.007cm" style:font-size-asian="10pt"/>
    </style:style>
    <style:style style:name="Index_20_Link" style:display-name="Index Link" style:family="text"/>
    <style:style style:name="Default_20_Paragraph_20_Font" style:display-name="Default Paragraph Font" style:family="text"/>
    <style:style style:name="Character_5f_20_5f_style" style:display-name="Character_20_styl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3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66" loext:opacity="100%" fo:font-size="11pt" fo:language="es" fo:country="ES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padding="0.101cm" fo:border="none"/>
      <style:text-properties fo:color="#999966" loext:opacity="100%" fo:language="es" fo:country="ES" officeooo:paragraph-rsid="000be86e"/>
    </style:style>
    <style:style style:name="MP3" style:family="paragraph" style:parent-style-name="Footer">
      <style:paragraph-properties fo:padding="0.101cm" fo:border="none"/>
      <style:text-properties fo:language="es" fo:country="ES" officeooo:paragraph-rsid="000be86e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s" fo:country="ES"/>
    </style:style>
    <style:style style:name="MT1" style:family="text">
      <style:text-properties fo:text-transform="uppercase" style:font-name="Tahoma" officeooo:rsid="00d469bd"/>
    </style:style>
    <style:style style:name="MT2" style:family="text">
      <style:text-properties officeooo:rsid="000caee2"/>
    </style:style>
    <style:style style:name="MT3" style:family="text">
      <style:text-properties fo:color="#999966" loext:opacity="100%"/>
    </style:style>
    <style:style style:name="MT4" style:family="text">
      <style:text-properties fo:color="#999966" loext:opacity="100%" fo:font-size="14pt" style:font-size-asian="14pt" style:font-size-complex="14pt"/>
    </style:style>
    <style:style style:name="MT5" style:family="text">
      <style:text-properties style:font-name="Apple SD Gothic Neo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928cm" fo:margin-bottom="1.058cm" fo:margin-left="2.046cm" fo:margin-right="2.9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TICD" text:name="Modulo"/>
          <text:user-field-decl office:value-type="string" office:string-value="UD06 PUBLICACIÓN DE CONTENIDOS" text:name="Tema"/>
        </text:user-field-decls>
        <text:p text:style-name="MP1"><text:span text:style-name="MT1">acfgs</text:span><text:span text:style-name="MT2"> - </text:span><text:user-field-get text:name="Modulo">TICD</text:user-field-get><text:s text:c="6"/><text:tab/> <text:s text:c="66"/><text:user-field-get text:name="Tema">UD06 PUBLICACIÓN DE CONTENIDOS</text:user-field-get></text:p>
      </style:header>
      <style:footer>
        <text:p text:style-name="MP2"><draw:frame draw:style-name="Mfr1" draw:name="Imagen3" text:anchor-type="char" svg:x="0.085cm" svg:y="0.081cm" svg:width="2.54cm" svg:height="1.138cm" draw:z-index="2"><draw:image xlink:href="Pictures/10000000000000600000002B1B0518959E6B0876.png" xlink:type="simple" xlink:show="embed" xlink:actuate="onLoad" draw:mime-type="image/png"/></draw:frame><text:tab/></text:p>
        <text:p text:style-name="MP3"><text:span text:style-name="MT3"><text:tab/></text:span><text:span text:style-name="MT4"><text:tab/></text:span><text:span text:style-name="MT4"><text:page-number text:select-page="current">2</text:page-number></text:span></text:p>
      </style:footer>
    </style:master-page>
    <style:master-page style:name="Landscape" style:page-layout-name="Mpm2">
      <style:header>
        <text:p text:style-name="MP4"/>
      </style:header>
      <style:footer>
        <text:p text:style-name="MP5"><text:span text:style-name="MT5">CGFS. Desarrollo de Aplicaciones WEB<text:tab/><text:tab/>1.</text:span><text:span text:style-name="MT5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Converted4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5T12:29:07.986000000</meta:creation-date>
    <meta:editing-duration>PT10M23S</meta:editing-duration>
    <meta:editing-cycles>2</meta:editing-cycles>
    <meta:generator>LibreOffice/7.1.4.2$Linux_X86_64 LibreOffice_project/10$Build-2</meta:generator>
    <dc:title>CEED CV</dc:title>
    <dc:date>2020-09-25T12:39:31.336000000</dc:date>
    <meta:document-statistic meta:table-count="0" meta:image-count="2" meta:object-count="0" meta:page-count="2" meta:paragraph-count="33" meta:word-count="164" meta:character-count="1371" meta:non-whitespace-character-count="1153"/>
  </office:meta>
</office:document-meta>
</file>